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39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4.21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ers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Default Email Text</text:p>
          </table:table-cell>
        </table:table-row>
        <table:table-row table:style-name="ro1">
          <table:table-cell office:value-type="string">
            <text:p>John Doe 0</text:p>
          </table:table-cell>
          <table:table-cell office:value-type="string">
            <text:p>John</text:p>
          </table:table-cell>
          <table:table-cell office:value-type="string">
            <text:p>Doe 0</text:p>
          </table:table-cell>
          <table:table-cell office:value-type="string">
            <text:p>john.doe0@foo.com</text:p>
          </table:table-cell>
        </table:table-row>
        <table:table-row table:style-name="ro1">
          <table:table-cell office:value-type="string">
            <text:p>John Doe 1</text:p>
          </table:table-cell>
          <table:table-cell office:value-type="string">
            <text:p>John</text:p>
          </table:table-cell>
          <table:table-cell office:value-type="string">
            <text:p>Doe 1</text:p>
          </table:table-cell>
          <table:table-cell office:value-type="string">
            <text:p>john.doe1@foo.com</text:p>
          </table:table-cell>
        </table:table-row>
        <table:table-row table:style-name="ro1">
          <table:table-cell office:value-type="string">
            <text:p>John Doe 2</text:p>
          </table:table-cell>
          <table:table-cell office:value-type="string">
            <text:p>John</text:p>
          </table:table-cell>
          <table:table-cell office:value-type="string">
            <text:p>Doe 2</text:p>
          </table:table-cell>
          <table:table-cell office:value-type="string">
            <text:p>john.doe2@foo.com</text:p>
          </table:table-cell>
        </table:table-row>
        <table:table-row table:style-name="ro1">
          <table:table-cell office:value-type="string">
            <text:p>John Doe 3</text:p>
          </table:table-cell>
          <table:table-cell office:value-type="string">
            <text:p>John</text:p>
          </table:table-cell>
          <table:table-cell office:value-type="string">
            <text:p>Doe 3</text:p>
          </table:table-cell>
          <table:table-cell office:value-type="string">
            <text:p>john.doe3@foo.com</text:p>
          </table:table-cell>
        </table:table-row>
        <table:table-row table:style-name="ro1">
          <table:table-cell office:value-type="string">
            <text:p>John Doe 4</text:p>
          </table:table-cell>
          <table:table-cell office:value-type="string">
            <text:p>John</text:p>
          </table:table-cell>
          <table:table-cell office:value-type="string">
            <text:p>Doe 4</text:p>
          </table:table-cell>
          <table:table-cell office:value-type="string">
            <text:p>john.doe4@foo.com</text:p>
          </table:table-cell>
        </table:table-row>
        <table:table-row table:style-name="ro1">
          <table:table-cell office:value-type="string">
            <text:p>John Doe 5</text:p>
          </table:table-cell>
          <table:table-cell office:value-type="string">
            <text:p>John</text:p>
          </table:table-cell>
          <table:table-cell office:value-type="string">
            <text:p>Doe 5</text:p>
          </table:table-cell>
          <table:table-cell office:value-type="string">
            <text:p>john.doe5@foo.com</text:p>
          </table:table-cell>
        </table:table-row>
        <table:table-row table:style-name="ro1">
          <table:table-cell office:value-type="string">
            <text:p>John Doe 6</text:p>
          </table:table-cell>
          <table:table-cell office:value-type="string">
            <text:p>John</text:p>
          </table:table-cell>
          <table:table-cell office:value-type="string">
            <text:p>Doe 6</text:p>
          </table:table-cell>
          <table:table-cell office:value-type="string">
            <text:p>john.doe6@foo.com</text:p>
          </table:table-cell>
        </table:table-row>
        <table:table-row table:style-name="ro1">
          <table:table-cell office:value-type="string">
            <text:p>John Doe 7</text:p>
          </table:table-cell>
          <table:table-cell office:value-type="string">
            <text:p>John</text:p>
          </table:table-cell>
          <table:table-cell office:value-type="string">
            <text:p>Doe 7</text:p>
          </table:table-cell>
          <table:table-cell office:value-type="string">
            <text:p>john.doe7@foo.com</text:p>
          </table:table-cell>
        </table:table-row>
        <table:table-row table:style-name="ro1">
          <table:table-cell office:value-type="string">
            <text:p>John Doe 8</text:p>
          </table:table-cell>
          <table:table-cell office:value-type="string">
            <text:p>John</text:p>
          </table:table-cell>
          <table:table-cell office:value-type="string">
            <text:p>Doe 8</text:p>
          </table:table-cell>
          <table:table-cell office:value-type="string">
            <text:p>john.doe8@foo.com</text:p>
          </table:table-cell>
        </table:table-row>
        <table:table-row table:style-name="ro1">
          <table:table-cell office:value-type="string">
            <text:p>John Doe 9</text:p>
          </table:table-cell>
          <table:table-cell office:value-type="string">
            <text:p>John</text:p>
          </table:table-cell>
          <table:table-cell office:value-type="string">
            <text:p>Doe 9</text:p>
          </table:table-cell>
          <table:table-cell office:value-type="string">
            <text:p>john.doe9@foo.com</text:p>
          </table:table-cell>
        </table:table-row>
        <table:table-row table:style-name="ro1">
          <table:table-cell office:value-type="string">
            <text:p>John Doe 10</text:p>
          </table:table-cell>
          <table:table-cell office:value-type="string">
            <text:p>John</text:p>
          </table:table-cell>
          <table:table-cell office:value-type="string">
            <text:p>Doe 10</text:p>
          </table:table-cell>
          <table:table-cell office:value-type="string">
            <text:p>john.doe10@foo.com</text:p>
          </table:table-cell>
        </table:table-row>
        <table:table-row table:style-name="ro1">
          <table:table-cell office:value-type="string">
            <text:p>John Doe 11</text:p>
          </table:table-cell>
          <table:table-cell office:value-type="string">
            <text:p>John</text:p>
          </table:table-cell>
          <table:table-cell office:value-type="string">
            <text:p>Doe 11</text:p>
          </table:table-cell>
          <table:table-cell office:value-type="string">
            <text:p>john.doe11@foo.com</text:p>
          </table:table-cell>
        </table:table-row>
        <table:table-row table:style-name="ro1">
          <table:table-cell office:value-type="string">
            <text:p>John Doe 12</text:p>
          </table:table-cell>
          <table:table-cell office:value-type="string">
            <text:p>John</text:p>
          </table:table-cell>
          <table:table-cell office:value-type="string">
            <text:p>Doe 12</text:p>
          </table:table-cell>
          <table:table-cell office:value-type="string">
            <text:p>john.doe12@foo.com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John Doe 13</text:p>
          </table:table-cell>
          <table:table-cell office:value-type="string">
            <text:p>John</text:p>
          </table:table-cell>
          <table:table-cell office:value-type="string">
            <text:p>Doe 13</text:p>
          </table:table-cell>
          <table:table-cell office:value-type="string">
            <text:p>john.doe13@foo.com</text:p>
          </table:table-cell>
        </table:table-row>
        <table:table-row table:style-name="ro1">
          <table:table-cell office:value-type="string">
            <text:p>John Doe 14</text:p>
          </table:table-cell>
          <table:table-cell office:value-type="string">
            <text:p>John</text:p>
          </table:table-cell>
          <table:table-cell office:value-type="string">
            <text:p>Doe 14</text:p>
          </table:table-cell>
          <table:table-cell office:value-type="string">
            <text:p>john.doe14@foo.com</text:p>
          </table:table-cell>
        </table:table-row>
        <table:table-row table:style-name="ro1">
          <table:table-cell office:value-type="string">
            <text:p>John Doe 15</text:p>
          </table:table-cell>
          <table:table-cell office:value-type="string">
            <text:p>John</text:p>
          </table:table-cell>
          <table:table-cell office:value-type="string">
            <text:p>Doe 15</text:p>
          </table:table-cell>
          <table:table-cell office:value-type="string">
            <text:p>john.doe15@foo.com</text:p>
          </table:table-cell>
        </table:table-row>
        <table:table-row table:style-name="ro1">
          <table:table-cell office:value-type="string">
            <text:p>John Doe 16</text:p>
          </table:table-cell>
          <table:table-cell office:value-type="string">
            <text:p>John</text:p>
          </table:table-cell>
          <table:table-cell office:value-type="string">
            <text:p>Doe 16</text:p>
          </table:table-cell>
          <table:table-cell office:value-type="string">
            <text:p>john.doe16@foo.com</text:p>
          </table:table-cell>
        </table:table-row>
        <table:table-row table:style-name="ro1">
          <table:table-cell office:value-type="string">
            <text:p>John Doe 17</text:p>
          </table:table-cell>
          <table:table-cell office:value-type="string">
            <text:p>John</text:p>
          </table:table-cell>
          <table:table-cell office:value-type="string">
            <text:p>Doe 17</text:p>
          </table:table-cell>
          <table:table-cell office:value-type="string">
            <text:p>john.doe17@foo.com</text:p>
          </table:table-cell>
        </table:table-row>
        <table:table-row table:style-name="ro1">
          <table:table-cell office:value-type="string">
            <text:p>John Doe 18</text:p>
          </table:table-cell>
          <table:table-cell office:value-type="string">
            <text:p>John</text:p>
          </table:table-cell>
          <table:table-cell office:value-type="string">
            <text:p>Doe 18</text:p>
          </table:table-cell>
          <table:table-cell office:value-type="string">
            <text:p>john.doe18@foo.com</text:p>
          </table:table-cell>
        </table:table-row>
        <table:table-row table:style-name="ro1">
          <table:table-cell office:value-type="string">
            <text:p>John Doe 19</text:p>
          </table:table-cell>
          <table:table-cell office:value-type="string">
            <text:p>John</text:p>
          </table:table-cell>
          <table:table-cell office:value-type="string">
            <text:p>Doe 19</text:p>
          </table:table-cell>
          <table:table-cell office:value-type="string">
            <text:p>john.doe19@foo.com</text:p>
          </table:table-cell>
        </table:table-row>
        <table:table-row table:style-name="ro1">
          <table:table-cell office:value-type="string">
            <text:p>John Doe 20</text:p>
          </table:table-cell>
          <table:table-cell office:value-type="string">
            <text:p>John</text:p>
          </table:table-cell>
          <table:table-cell office:value-type="string">
            <text:p>Doe 20</text:p>
          </table:table-cell>
          <table:table-cell office:value-type="string">
            <text:p>john.doe20@foo.co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John Doe 21</text:p>
          </table:table-cell>
          <table:table-cell office:value-type="string">
            <text:p>John</text:p>
          </table:table-cell>
          <table:table-cell office:value-type="string">
            <text:p>Doe 21</text:p>
          </table:table-cell>
          <table:table-cell office:value-type="string">
            <text:p>john.doe21@foo.com</text:p>
          </table:table-cell>
        </table:table-row>
        <table:table-row table:style-name="ro1">
          <table:table-cell office:value-type="string">
            <text:p>John Doe 22</text:p>
          </table:table-cell>
          <table:table-cell office:value-type="string">
            <text:p>John</text:p>
          </table:table-cell>
          <table:table-cell office:value-type="string">
            <text:p>Doe 22</text:p>
          </table:table-cell>
          <table:table-cell office:value-type="string">
            <text:p>john.doe22@foo.com</text:p>
          </table:table-cell>
        </table:table-row>
        <table:table-row table:style-name="ro1">
          <table:table-cell office:value-type="string">
            <text:p>John Doe 23</text:p>
          </table:table-cell>
          <table:table-cell office:value-type="string">
            <text:p>John</text:p>
          </table:table-cell>
          <table:table-cell office:value-type="string">
            <text:p>Doe 23</text:p>
          </table:table-cell>
          <table:table-cell office:value-type="string">
            <text:p>john.doe23@foo.com</text:p>
          </table:table-cell>
        </table:table-row>
        <table:table-row table:style-name="ro1">
          <table:table-cell office:value-type="string">
            <text:p>John Doe 24</text:p>
          </table:table-cell>
          <table:table-cell office:value-type="string">
            <text:p>John</text:p>
          </table:table-cell>
          <table:table-cell office:value-type="string">
            <text:p>Doe 24</text:p>
          </table:table-cell>
          <table:table-cell office:value-type="string">
            <text:p>john.doe24@foo.com</text:p>
          </table:table-cell>
        </table:table-row>
        <table:table-row table:style-name="ro1">
          <table:table-cell office:value-type="string">
            <text:p>John Doe 25</text:p>
          </table:table-cell>
          <table:table-cell office:value-type="string">
            <text:p>John</text:p>
          </table:table-cell>
          <table:table-cell office:value-type="string">
            <text:p>Doe 25</text:p>
          </table:table-cell>
          <table:table-cell office:value-type="string">
            <text:p>john.doe25@foo.com</text:p>
          </table:table-cell>
        </table:table-row>
        <table:table-row table:style-name="ro1">
          <table:table-cell office:value-type="string">
            <text:p>John Doe 26</text:p>
          </table:table-cell>
          <table:table-cell office:value-type="string">
            <text:p>John</text:p>
          </table:table-cell>
          <table:table-cell office:value-type="string">
            <text:p>Doe 26</text:p>
          </table:table-cell>
          <table:table-cell office:value-type="string">
            <text:p>john.doe26@foo.com</text:p>
          </table:table-cell>
        </table:table-row>
        <table:table-row table:style-name="ro1">
          <table:table-cell office:value-type="string">
            <text:p>John Doe 27</text:p>
          </table:table-cell>
          <table:table-cell office:value-type="string">
            <text:p>John</text:p>
          </table:table-cell>
          <table:table-cell office:value-type="string">
            <text:p>Doe 27</text:p>
          </table:table-cell>
          <table:table-cell office:value-type="string">
            <text:p>john.doe27@foo.com</text:p>
          </table:table-cell>
        </table:table-row>
        <table:table-row table:style-name="ro1">
          <table:table-cell office:value-type="string">
            <text:p>John Doe 28</text:p>
          </table:table-cell>
          <table:table-cell office:value-type="string">
            <text:p>John</text:p>
          </table:table-cell>
          <table:table-cell office:value-type="string">
            <text:p>Doe 28</text:p>
          </table:table-cell>
          <table:table-cell office:value-type="string">
            <text:p>john.doe28@foo.com</text:p>
          </table:table-cell>
        </table:table-row>
        <table:table-row table:style-name="ro1">
          <table:table-cell office:value-type="string">
            <text:p>John Doe 29</text:p>
          </table:table-cell>
          <table:table-cell office:value-type="string">
            <text:p>John</text:p>
          </table:table-cell>
          <table:table-cell office:value-type="string">
            <text:p>Doe 29</text:p>
          </table:table-cell>
          <table:table-cell office:value-type="string">
            <text:p>john.doe29@foo.com</text:p>
          </table:table-cell>
        </table:table-row>
        <table:table-row table:style-name="ro1">
          <table:table-cell office:value-type="string">
            <text:p>John Doe 30</text:p>
          </table:table-cell>
          <table:table-cell office:value-type="string">
            <text:p>John</text:p>
          </table:table-cell>
          <table:table-cell office:value-type="string">
            <text:p>Doe 30</text:p>
          </table:table-cell>
          <table:table-cell office:value-type="string">
            <text:p>john.doe30@foo.com</text:p>
          </table:table-cell>
        </table:table-row>
        <table:table-row table:style-name="ro1">
          <table:table-cell office:value-type="string">
            <text:p>John Doe 31</text:p>
          </table:table-cell>
          <table:table-cell office:value-type="string">
            <text:p>John</text:p>
          </table:table-cell>
          <table:table-cell office:value-type="string">
            <text:p>Doe 31</text:p>
          </table:table-cell>
          <table:table-cell office:value-type="string">
            <text:p>john.doe31@foo.com</text:p>
          </table:table-cell>
        </table:table-row>
        <table:table-row table:style-name="ro1">
          <table:table-cell office:value-type="string">
            <text:p>John Doe 32</text:p>
          </table:table-cell>
          <table:table-cell office:value-type="string">
            <text:p>John</text:p>
          </table:table-cell>
          <table:table-cell office:value-type="string">
            <text:p>Doe 32</text:p>
          </table:table-cell>
          <table:table-cell office:value-type="string">
            <text:p>john.doe32@foo.com</text:p>
          </table:table-cell>
        </table:table-row>
        <table:table-row table:style-name="ro1">
          <table:table-cell office:value-type="string">
            <text:p>John Doe 33</text:p>
          </table:table-cell>
          <table:table-cell office:value-type="string">
            <text:p>John</text:p>
          </table:table-cell>
          <table:table-cell office:value-type="string">
            <text:p>Doe 33</text:p>
          </table:table-cell>
          <table:table-cell office:value-type="string">
            <text:p>john.doe33@foo.com</text:p>
          </table:table-cell>
        </table:table-row>
        <table:table-row table:style-name="ro1">
          <table:table-cell office:value-type="string">
            <text:p>John Doe 34</text:p>
          </table:table-cell>
          <table:table-cell office:value-type="string">
            <text:p>John</text:p>
          </table:table-cell>
          <table:table-cell office:value-type="string">
            <text:p>Doe 34</text:p>
          </table:table-cell>
          <table:table-cell office:value-type="string">
            <text:p>john.doe34@foo.com</text:p>
          </table:table-cell>
        </table:table-row>
        <table:table-row table:style-name="ro1">
          <table:table-cell office:value-type="string">
            <text:p>John Doe 35</text:p>
          </table:table-cell>
          <table:table-cell office:value-type="string">
            <text:p>John</text:p>
          </table:table-cell>
          <table:table-cell office:value-type="string">
            <text:p>Doe 35</text:p>
          </table:table-cell>
          <table:table-cell office:value-type="string">
            <text:p>john.doe35@foo.com</text:p>
          </table:table-cell>
        </table:table-row>
        <table:table-row table:style-name="ro1">
          <table:table-cell office:value-type="string">
            <text:p>John Doe 36</text:p>
          </table:table-cell>
          <table:table-cell office:value-type="string">
            <text:p>John</text:p>
          </table:table-cell>
          <table:table-cell office:value-type="string">
            <text:p>Doe 36</text:p>
          </table:table-cell>
          <table:table-cell office:value-type="string">
            <text:p>john.doe36@foo.com</text:p>
          </table:table-cell>
        </table:table-row>
        <table:table-row table:style-name="ro1">
          <table:table-cell office:value-type="string">
            <text:p>John Doe 37</text:p>
          </table:table-cell>
          <table:table-cell office:value-type="string">
            <text:p>John</text:p>
          </table:table-cell>
          <table:table-cell office:value-type="string">
            <text:p>Doe 37</text:p>
          </table:table-cell>
          <table:table-cell office:value-type="string">
            <text:p>john.doe37@foo.com</text:p>
          </table:table-cell>
        </table:table-row>
        <table:table-row table:style-name="ro1">
          <table:table-cell office:value-type="string">
            <text:p>John Doe 38</text:p>
          </table:table-cell>
          <table:table-cell office:value-type="string">
            <text:p>John</text:p>
          </table:table-cell>
          <table:table-cell office:value-type="string">
            <text:p>Doe 38</text:p>
          </table:table-cell>
          <table:table-cell office:value-type="string">
            <text:p>john.doe38@foo.com</text:p>
          </table:table-cell>
        </table:table-row>
        <table:table-row table:style-name="ro1">
          <table:table-cell office:value-type="string">
            <text:p>John Doe 39</text:p>
          </table:table-cell>
          <table:table-cell office:value-type="string">
            <text:p>John</text:p>
          </table:table-cell>
          <table:table-cell office:value-type="string">
            <text:p>Doe 39</text:p>
          </table:table-cell>
          <table:table-cell office:value-type="string">
            <text:p>john.doe39@foo.com</text:p>
          </table:table-cell>
        </table:table-row>
        <table:table-row table:style-name="ro1">
          <table:table-cell office:value-type="string">
            <text:p>John Doe 40</text:p>
          </table:table-cell>
          <table:table-cell office:value-type="string">
            <text:p>John</text:p>
          </table:table-cell>
          <table:table-cell office:value-type="string">
            <text:p>Doe 40</text:p>
          </table:table-cell>
          <table:table-cell office:value-type="string">
            <text:p>john.doe40@foo.com</text:p>
          </table:table-cell>
        </table:table-row>
        <table:table-row table:style-name="ro1">
          <table:table-cell office:value-type="string">
            <text:p>John Doe 41</text:p>
          </table:table-cell>
          <table:table-cell office:value-type="string">
            <text:p>John</text:p>
          </table:table-cell>
          <table:table-cell office:value-type="string">
            <text:p>Doe 41</text:p>
          </table:table-cell>
          <table:table-cell office:value-type="string">
            <text:p>john.doe41@foo.com</text:p>
          </table:table-cell>
        </table:table-row>
        <table:table-row table:style-name="ro1">
          <table:table-cell office:value-type="string">
            <text:p>John Doe 42</text:p>
          </table:table-cell>
          <table:table-cell office:value-type="string">
            <text:p>John</text:p>
          </table:table-cell>
          <table:table-cell office:value-type="string">
            <text:p>Doe 42</text:p>
          </table:table-cell>
          <table:table-cell office:value-type="string">
            <text:p>john.doe42@foo.com</text:p>
          </table:table-cell>
        </table:table-row>
        <table:table-row table:style-name="ro1">
          <table:table-cell office:value-type="string">
            <text:p>John Doe 43</text:p>
          </table:table-cell>
          <table:table-cell office:value-type="string">
            <text:p>John</text:p>
          </table:table-cell>
          <table:table-cell office:value-type="string">
            <text:p>Doe 43</text:p>
          </table:table-cell>
          <table:table-cell office:value-type="string">
            <text:p>john.doe43@foo.com</text:p>
          </table:table-cell>
        </table:table-row>
        <table:table-row table:style-name="ro1">
          <table:table-cell office:value-type="string">
            <text:p>John Doe 44</text:p>
          </table:table-cell>
          <table:table-cell office:value-type="string">
            <text:p>John</text:p>
          </table:table-cell>
          <table:table-cell office:value-type="string">
            <text:p>Doe 44</text:p>
          </table:table-cell>
          <table:table-cell office:value-type="string">
            <text:p>john.doe44@foo.com</text:p>
          </table:table-cell>
        </table:table-row>
        <table:table-row table:style-name="ro1">
          <table:table-cell office:value-type="string">
            <text:p>John Doe 45</text:p>
          </table:table-cell>
          <table:table-cell office:value-type="string">
            <text:p>John</text:p>
          </table:table-cell>
          <table:table-cell office:value-type="string">
            <text:p>Doe 45</text:p>
          </table:table-cell>
          <table:table-cell office:value-type="string">
            <text:p>john.doe45@foo.com</text:p>
          </table:table-cell>
        </table:table-row>
        <table:table-row table:style-name="ro1">
          <table:table-cell office:value-type="string">
            <text:p>John Doe 46</text:p>
          </table:table-cell>
          <table:table-cell office:value-type="string">
            <text:p>John</text:p>
          </table:table-cell>
          <table:table-cell office:value-type="string">
            <text:p>Doe 46</text:p>
          </table:table-cell>
          <table:table-cell office:value-type="string">
            <text:p>john.doe46@foo.com</text:p>
          </table:table-cell>
        </table:table-row>
        <table:table-row table:style-name="ro1">
          <table:table-cell office:value-type="string">
            <text:p>John Doe 47</text:p>
          </table:table-cell>
          <table:table-cell office:value-type="string">
            <text:p>John</text:p>
          </table:table-cell>
          <table:table-cell office:value-type="string">
            <text:p>Doe 47</text:p>
          </table:table-cell>
          <table:table-cell office:value-type="string">
            <text:p>john.doe47@foo.com</text:p>
          </table:table-cell>
        </table:table-row>
        <table:table-row table:style-name="ro1">
          <table:table-cell office:value-type="string">
            <text:p>John Doe 48</text:p>
          </table:table-cell>
          <table:table-cell office:value-type="string">
            <text:p>John</text:p>
          </table:table-cell>
          <table:table-cell office:value-type="string">
            <text:p>Doe 48</text:p>
          </table:table-cell>
          <table:table-cell office:value-type="string">
            <text:p>john.doe48@foo.com</text:p>
          </table:table-cell>
        </table:table-row>
        <table:table-row table:style-name="ro1">
          <table:table-cell office:value-type="string">
            <text:p>John Doe 49</text:p>
          </table:table-cell>
          <table:table-cell office:value-type="string">
            <text:p>John</text:p>
          </table:table-cell>
          <table:table-cell office:value-type="string">
            <text:p>Doe 49</text:p>
          </table:table-cell>
          <table:table-cell office:value-type="string">
            <text:p>john.doe49@foo.com</text:p>
          </table:table-cell>
        </table:table-row>
        <table:table-row table:style-name="ro1">
          <table:table-cell office:value-type="string">
            <text:p>John Doe 50</text:p>
          </table:table-cell>
          <table:table-cell office:value-type="string">
            <text:p>John</text:p>
          </table:table-cell>
          <table:table-cell office:value-type="string">
            <text:p>Doe 50</text:p>
          </table:table-cell>
          <table:table-cell office:value-type="string">
            <text:p>john.doe50@foo.com</text:p>
          </table:table-cell>
        </table:table-row>
        <table:table-row table:style-name="ro1">
          <table:table-cell office:value-type="string">
            <text:p>John Doe 51</text:p>
          </table:table-cell>
          <table:table-cell office:value-type="string">
            <text:p>John</text:p>
          </table:table-cell>
          <table:table-cell office:value-type="string">
            <text:p>Doe 51</text:p>
          </table:table-cell>
          <table:table-cell office:value-type="string">
            <text:p>john.doe51@foo.com</text:p>
          </table:table-cell>
        </table:table-row>
        <table:table-row table:style-name="ro1">
          <table:table-cell office:value-type="string">
            <text:p>John Doe 52</text:p>
          </table:table-cell>
          <table:table-cell office:value-type="string">
            <text:p>John</text:p>
          </table:table-cell>
          <table:table-cell office:value-type="string">
            <text:p>Doe 52</text:p>
          </table:table-cell>
          <table:table-cell office:value-type="string">
            <text:p>john.doe52@foo.com</text:p>
          </table:table-cell>
        </table:table-row>
        <table:table-row table:style-name="ro1">
          <table:table-cell office:value-type="string">
            <text:p>John Doe 53</text:p>
          </table:table-cell>
          <table:table-cell office:value-type="string">
            <text:p>John</text:p>
          </table:table-cell>
          <table:table-cell office:value-type="string">
            <text:p>Doe 53</text:p>
          </table:table-cell>
          <table:table-cell office:value-type="string">
            <text:p>john.doe53@foo.com</text:p>
          </table:table-cell>
        </table:table-row>
        <table:table-row table:style-name="ro1">
          <table:table-cell office:value-type="string">
            <text:p>John Doe 54</text:p>
          </table:table-cell>
          <table:table-cell office:value-type="string">
            <text:p>John</text:p>
          </table:table-cell>
          <table:table-cell office:value-type="string">
            <text:p>Doe 54</text:p>
          </table:table-cell>
          <table:table-cell office:value-type="string">
            <text:p>john.doe54@foo.com</text:p>
          </table:table-cell>
        </table:table-row>
        <table:table-row table:style-name="ro1">
          <table:table-cell office:value-type="string">
            <text:p>John Doe 55</text:p>
          </table:table-cell>
          <table:table-cell office:value-type="string">
            <text:p>John</text:p>
          </table:table-cell>
          <table:table-cell office:value-type="string">
            <text:p>Doe 55</text:p>
          </table:table-cell>
          <table:table-cell office:value-type="string">
            <text:p>john.doe55@foo.com</text:p>
          </table:table-cell>
        </table:table-row>
        <table:table-row table:style-name="ro1">
          <table:table-cell office:value-type="string">
            <text:p>John Doe 56</text:p>
          </table:table-cell>
          <table:table-cell office:value-type="string">
            <text:p>John</text:p>
          </table:table-cell>
          <table:table-cell office:value-type="string">
            <text:p>Doe 56</text:p>
          </table:table-cell>
          <table:table-cell office:value-type="string">
            <text:p>john.doe56@foo.com</text:p>
          </table:table-cell>
        </table:table-row>
        <table:table-row table:style-name="ro1">
          <table:table-cell office:value-type="string">
            <text:p>John Doe 57</text:p>
          </table:table-cell>
          <table:table-cell office:value-type="string">
            <text:p>John</text:p>
          </table:table-cell>
          <table:table-cell office:value-type="string">
            <text:p>Doe 57</text:p>
          </table:table-cell>
          <table:table-cell office:value-type="string">
            <text:p>john.doe57@foo.com</text:p>
          </table:table-cell>
        </table:table-row>
        <table:table-row table:style-name="ro1">
          <table:table-cell office:value-type="string">
            <text:p>John Doe 58</text:p>
          </table:table-cell>
          <table:table-cell office:value-type="string">
            <text:p>John</text:p>
          </table:table-cell>
          <table:table-cell office:value-type="string">
            <text:p>Doe 58</text:p>
          </table:table-cell>
          <table:table-cell office:value-type="string">
            <text:p>john.doe58@foo.com</text:p>
          </table:table-cell>
        </table:table-row>
        <table:table-row table:style-name="ro1">
          <table:table-cell office:value-type="string">
            <text:p>John Doe 59</text:p>
          </table:table-cell>
          <table:table-cell office:value-type="string">
            <text:p>John</text:p>
          </table:table-cell>
          <table:table-cell office:value-type="string">
            <text:p>Doe 59</text:p>
          </table:table-cell>
          <table:table-cell office:value-type="string">
            <text:p>john.doe59@foo.com</text:p>
          </table:table-cell>
        </table:table-row>
        <table:table-row table:style-name="ro1">
          <table:table-cell office:value-type="string">
            <text:p>John Doe 60</text:p>
          </table:table-cell>
          <table:table-cell office:value-type="string">
            <text:p>John</text:p>
          </table:table-cell>
          <table:table-cell office:value-type="string">
            <text:p>Doe 60</text:p>
          </table:table-cell>
          <table:table-cell office:value-type="string">
            <text:p>john.doe60@foo.com</text:p>
          </table:table-cell>
        </table:table-row>
        <table:table-row table:style-name="ro1">
          <table:table-cell office:value-type="string">
            <text:p>John Doe 61</text:p>
          </table:table-cell>
          <table:table-cell office:value-type="string">
            <text:p>John</text:p>
          </table:table-cell>
          <table:table-cell office:value-type="string">
            <text:p>Doe 61</text:p>
          </table:table-cell>
          <table:table-cell office:value-type="string">
            <text:p>john.doe61@foo.com</text:p>
          </table:table-cell>
        </table:table-row>
        <table:table-row table:style-name="ro1">
          <table:table-cell office:value-type="string">
            <text:p>John Doe 62</text:p>
          </table:table-cell>
          <table:table-cell office:value-type="string">
            <text:p>John</text:p>
          </table:table-cell>
          <table:table-cell office:value-type="string">
            <text:p>Doe 62</text:p>
          </table:table-cell>
          <table:table-cell office:value-type="string">
            <text:p>john.doe62@foo.com</text:p>
          </table:table-cell>
        </table:table-row>
        <table:table-row table:style-name="ro1">
          <table:table-cell office:value-type="string">
            <text:p>John Doe 63</text:p>
          </table:table-cell>
          <table:table-cell office:value-type="string">
            <text:p>John</text:p>
          </table:table-cell>
          <table:table-cell office:value-type="string">
            <text:p>Doe 63</text:p>
          </table:table-cell>
          <table:table-cell office:value-type="string">
            <text:p>john.doe63@foo.com</text:p>
          </table:table-cell>
        </table:table-row>
        <table:table-row table:style-name="ro1">
          <table:table-cell office:value-type="string">
            <text:p>John Doe 64</text:p>
          </table:table-cell>
          <table:table-cell office:value-type="string">
            <text:p>John</text:p>
          </table:table-cell>
          <table:table-cell office:value-type="string">
            <text:p>Doe 64</text:p>
          </table:table-cell>
          <table:table-cell office:value-type="string">
            <text:p>john.doe64@foo.com</text:p>
          </table:table-cell>
        </table:table-row>
        <table:table-row table:style-name="ro1">
          <table:table-cell office:value-type="string">
            <text:p>John Doe 65</text:p>
          </table:table-cell>
          <table:table-cell office:value-type="string">
            <text:p>John</text:p>
          </table:table-cell>
          <table:table-cell office:value-type="string">
            <text:p>Doe 65</text:p>
          </table:table-cell>
          <table:table-cell office:value-type="string">
            <text:p>john.doe65@foo.com</text:p>
          </table:table-cell>
        </table:table-row>
        <table:table-row table:style-name="ro1">
          <table:table-cell office:value-type="string">
            <text:p>John Doe 66</text:p>
          </table:table-cell>
          <table:table-cell office:value-type="string">
            <text:p>John</text:p>
          </table:table-cell>
          <table:table-cell office:value-type="string">
            <text:p>Doe 66</text:p>
          </table:table-cell>
          <table:table-cell office:value-type="string">
            <text:p>john.doe66@foo.com</text:p>
          </table:table-cell>
        </table:table-row>
        <table:table-row table:style-name="ro1">
          <table:table-cell office:value-type="string">
            <text:p>John Doe 67</text:p>
          </table:table-cell>
          <table:table-cell office:value-type="string">
            <text:p>John</text:p>
          </table:table-cell>
          <table:table-cell office:value-type="string">
            <text:p>Doe 67</text:p>
          </table:table-cell>
          <table:table-cell office:value-type="string">
            <text:p>john.doe67@foo.com</text:p>
          </table:table-cell>
        </table:table-row>
        <table:table-row table:style-name="ro1">
          <table:table-cell office:value-type="string">
            <text:p>John Doe 68</text:p>
          </table:table-cell>
          <table:table-cell office:value-type="string">
            <text:p>John</text:p>
          </table:table-cell>
          <table:table-cell office:value-type="string">
            <text:p>Doe 68</text:p>
          </table:table-cell>
          <table:table-cell office:value-type="string">
            <text:p>john.doe68@foo.com</text:p>
          </table:table-cell>
        </table:table-row>
        <table:table-row table:style-name="ro1">
          <table:table-cell office:value-type="string">
            <text:p>John Doe 69</text:p>
          </table:table-cell>
          <table:table-cell office:value-type="string">
            <text:p>John</text:p>
          </table:table-cell>
          <table:table-cell office:value-type="string">
            <text:p>Doe 69</text:p>
          </table:table-cell>
          <table:table-cell office:value-type="string">
            <text:p>john.doe69@foo.com</text:p>
          </table:table-cell>
        </table:table-row>
        <table:table-row table:style-name="ro1">
          <table:table-cell office:value-type="string">
            <text:p>John Doe 70</text:p>
          </table:table-cell>
          <table:table-cell office:value-type="string">
            <text:p>John</text:p>
          </table:table-cell>
          <table:table-cell office:value-type="string">
            <text:p>Doe 70</text:p>
          </table:table-cell>
          <table:table-cell office:value-type="string">
            <text:p>john.doe70@foo.com</text:p>
          </table:table-cell>
        </table:table-row>
        <table:table-row table:style-name="ro1">
          <table:table-cell office:value-type="string">
            <text:p>John Doe 71</text:p>
          </table:table-cell>
          <table:table-cell office:value-type="string">
            <text:p>John</text:p>
          </table:table-cell>
          <table:table-cell office:value-type="string">
            <text:p>Doe 71</text:p>
          </table:table-cell>
          <table:table-cell office:value-type="string">
            <text:p>john.doe71@foo.com</text:p>
          </table:table-cell>
        </table:table-row>
        <table:table-row table:style-name="ro1">
          <table:table-cell office:value-type="string">
            <text:p>John Doe 72</text:p>
          </table:table-cell>
          <table:table-cell office:value-type="string">
            <text:p>John</text:p>
          </table:table-cell>
          <table:table-cell office:value-type="string">
            <text:p>Doe 72</text:p>
          </table:table-cell>
          <table:table-cell office:value-type="string">
            <text:p>john.doe72@foo.com</text:p>
          </table:table-cell>
        </table:table-row>
        <table:table-row table:style-name="ro1">
          <table:table-cell office:value-type="string">
            <text:p>John Doe 73</text:p>
          </table:table-cell>
          <table:table-cell office:value-type="string">
            <text:p>John</text:p>
          </table:table-cell>
          <table:table-cell office:value-type="string">
            <text:p>Doe 73</text:p>
          </table:table-cell>
          <table:table-cell office:value-type="string">
            <text:p>john.doe73@foo.com</text:p>
          </table:table-cell>
        </table:table-row>
        <table:table-row table:style-name="ro1">
          <table:table-cell office:value-type="string">
            <text:p>John Doe 74</text:p>
          </table:table-cell>
          <table:table-cell office:value-type="string">
            <text:p>John</text:p>
          </table:table-cell>
          <table:table-cell office:value-type="string">
            <text:p>Doe 74</text:p>
          </table:table-cell>
          <table:table-cell office:value-type="string">
            <text:p>john.doe74@foo.com</text:p>
          </table:table-cell>
        </table:table-row>
        <table:table-row table:style-name="ro1">
          <table:table-cell office:value-type="string">
            <text:p>John Doe 75</text:p>
          </table:table-cell>
          <table:table-cell office:value-type="string">
            <text:p>John</text:p>
          </table:table-cell>
          <table:table-cell office:value-type="string">
            <text:p>Doe 75</text:p>
          </table:table-cell>
          <table:table-cell office:value-type="string">
            <text:p>john.doe75@foo.com</text:p>
          </table:table-cell>
        </table:table-row>
        <table:table-row table:style-name="ro1">
          <table:table-cell office:value-type="string">
            <text:p>John Doe 76</text:p>
          </table:table-cell>
          <table:table-cell office:value-type="string">
            <text:p>John</text:p>
          </table:table-cell>
          <table:table-cell office:value-type="string">
            <text:p>Doe 76</text:p>
          </table:table-cell>
          <table:table-cell office:value-type="string">
            <text:p>john.doe76@foo.com</text:p>
          </table:table-cell>
        </table:table-row>
        <table:table-row table:style-name="ro1">
          <table:table-cell office:value-type="string">
            <text:p>John Doe 77</text:p>
          </table:table-cell>
          <table:table-cell office:value-type="string">
            <text:p>John</text:p>
          </table:table-cell>
          <table:table-cell office:value-type="string">
            <text:p>Doe 77</text:p>
          </table:table-cell>
          <table:table-cell office:value-type="string">
            <text:p>john.doe77@foo.com</text:p>
          </table:table-cell>
        </table:table-row>
        <table:table-row table:style-name="ro1">
          <table:table-cell office:value-type="string">
            <text:p>John Doe 78</text:p>
          </table:table-cell>
          <table:table-cell office:value-type="string">
            <text:p>John</text:p>
          </table:table-cell>
          <table:table-cell office:value-type="string">
            <text:p>Doe 78</text:p>
          </table:table-cell>
          <table:table-cell office:value-type="string">
            <text:p>john.doe78@foo.com</text:p>
          </table:table-cell>
        </table:table-row>
        <table:table-row table:style-name="ro1">
          <table:table-cell office:value-type="string">
            <text:p>John Doe 79</text:p>
          </table:table-cell>
          <table:table-cell office:value-type="string">
            <text:p>John</text:p>
          </table:table-cell>
          <table:table-cell office:value-type="string">
            <text:p>Doe 79</text:p>
          </table:table-cell>
          <table:table-cell office:value-type="string">
            <text:p>john.doe79@foo.com</text:p>
          </table:table-cell>
        </table:table-row>
        <table:table-row table:style-name="ro1">
          <table:table-cell office:value-type="string">
            <text:p>John Doe 80</text:p>
          </table:table-cell>
          <table:table-cell office:value-type="string">
            <text:p>John</text:p>
          </table:table-cell>
          <table:table-cell office:value-type="string">
            <text:p>Doe 80</text:p>
          </table:table-cell>
          <table:table-cell office:value-type="string">
            <text:p>john.doe80@foo.com</text:p>
          </table:table-cell>
        </table:table-row>
        <table:table-row table:style-name="ro1">
          <table:table-cell office:value-type="string">
            <text:p>John Doe 81</text:p>
          </table:table-cell>
          <table:table-cell office:value-type="string">
            <text:p>John</text:p>
          </table:table-cell>
          <table:table-cell office:value-type="string">
            <text:p>Doe 81</text:p>
          </table:table-cell>
          <table:table-cell office:value-type="string">
            <text:p>john.doe81@foo.com</text:p>
          </table:table-cell>
        </table:table-row>
        <table:table-row table:style-name="ro1">
          <table:table-cell office:value-type="string">
            <text:p>John Doe 82</text:p>
          </table:table-cell>
          <table:table-cell office:value-type="string">
            <text:p>John</text:p>
          </table:table-cell>
          <table:table-cell office:value-type="string">
            <text:p>Doe 82</text:p>
          </table:table-cell>
          <table:table-cell office:value-type="string">
            <text:p>john.doe82@foo.com</text:p>
          </table:table-cell>
        </table:table-row>
        <table:table-row table:style-name="ro1">
          <table:table-cell office:value-type="string">
            <text:p>John Doe 83</text:p>
          </table:table-cell>
          <table:table-cell office:value-type="string">
            <text:p>John</text:p>
          </table:table-cell>
          <table:table-cell office:value-type="string">
            <text:p>Doe 83</text:p>
          </table:table-cell>
          <table:table-cell office:value-type="string">
            <text:p>john.doe83@foo.com</text:p>
          </table:table-cell>
        </table:table-row>
        <table:table-row table:style-name="ro1">
          <table:table-cell office:value-type="string">
            <text:p>John Doe 84</text:p>
          </table:table-cell>
          <table:table-cell office:value-type="string">
            <text:p>John</text:p>
          </table:table-cell>
          <table:table-cell office:value-type="string">
            <text:p>Doe 84</text:p>
          </table:table-cell>
          <table:table-cell office:value-type="string">
            <text:p>john.doe84@foo.com</text:p>
          </table:table-cell>
        </table:table-row>
        <table:table-row table:style-name="ro1">
          <table:table-cell office:value-type="string">
            <text:p>John Doe 85</text:p>
          </table:table-cell>
          <table:table-cell office:value-type="string">
            <text:p>John</text:p>
          </table:table-cell>
          <table:table-cell office:value-type="string">
            <text:p>Doe 85</text:p>
          </table:table-cell>
          <table:table-cell office:value-type="string">
            <text:p>john.doe85@foo.com</text:p>
          </table:table-cell>
        </table:table-row>
        <table:table-row table:style-name="ro1">
          <table:table-cell office:value-type="string">
            <text:p>John Doe 86</text:p>
          </table:table-cell>
          <table:table-cell office:value-type="string">
            <text:p>John</text:p>
          </table:table-cell>
          <table:table-cell office:value-type="string">
            <text:p>Doe 86</text:p>
          </table:table-cell>
          <table:table-cell office:value-type="string">
            <text:p>john.doe86@foo.com</text:p>
          </table:table-cell>
        </table:table-row>
        <table:table-row table:style-name="ro1">
          <table:table-cell office:value-type="string">
            <text:p>John Doe 87</text:p>
          </table:table-cell>
          <table:table-cell office:value-type="string">
            <text:p>John</text:p>
          </table:table-cell>
          <table:table-cell office:value-type="string">
            <text:p>Doe 87</text:p>
          </table:table-cell>
          <table:table-cell office:value-type="string">
            <text:p>john.doe87@foo.com</text:p>
          </table:table-cell>
        </table:table-row>
        <table:table-row table:style-name="ro1">
          <table:table-cell office:value-type="string">
            <text:p>John Doe 88</text:p>
          </table:table-cell>
          <table:table-cell office:value-type="string">
            <text:p>John</text:p>
          </table:table-cell>
          <table:table-cell office:value-type="string">
            <text:p>Doe 88</text:p>
          </table:table-cell>
          <table:table-cell office:value-type="string">
            <text:p>john.doe88@foo.com</text:p>
          </table:table-cell>
        </table:table-row>
        <table:table-row table:style-name="ro1">
          <table:table-cell office:value-type="string">
            <text:p>John Doe 89</text:p>
          </table:table-cell>
          <table:table-cell office:value-type="string">
            <text:p>John</text:p>
          </table:table-cell>
          <table:table-cell office:value-type="string">
            <text:p>Doe 89</text:p>
          </table:table-cell>
          <table:table-cell office:value-type="string">
            <text:p>john.doe89@foo.com</text:p>
          </table:table-cell>
        </table:table-row>
        <table:table-row table:style-name="ro1">
          <table:table-cell office:value-type="string">
            <text:p>John Doe 90</text:p>
          </table:table-cell>
          <table:table-cell office:value-type="string">
            <text:p>John</text:p>
          </table:table-cell>
          <table:table-cell office:value-type="string">
            <text:p>Doe 90</text:p>
          </table:table-cell>
          <table:table-cell office:value-type="string">
            <text:p>john.doe90@foo.com</text:p>
          </table:table-cell>
        </table:table-row>
        <table:table-row table:style-name="ro1">
          <table:table-cell office:value-type="string">
            <text:p>John Doe 91</text:p>
          </table:table-cell>
          <table:table-cell office:value-type="string">
            <text:p>John</text:p>
          </table:table-cell>
          <table:table-cell office:value-type="string">
            <text:p>Doe 91</text:p>
          </table:table-cell>
          <table:table-cell office:value-type="string">
            <text:p>john.doe91@foo.com</text:p>
          </table:table-cell>
        </table:table-row>
        <table:table-row table:style-name="ro1">
          <table:table-cell office:value-type="string">
            <text:p>John Doe 92</text:p>
          </table:table-cell>
          <table:table-cell office:value-type="string">
            <text:p>John</text:p>
          </table:table-cell>
          <table:table-cell office:value-type="string">
            <text:p>Doe 92</text:p>
          </table:table-cell>
          <table:table-cell office:value-type="string">
            <text:p>john.doe92@foo.com</text:p>
          </table:table-cell>
        </table:table-row>
        <table:table-row table:style-name="ro1">
          <table:table-cell office:value-type="string">
            <text:p>John Doe 93</text:p>
          </table:table-cell>
          <table:table-cell office:value-type="string">
            <text:p>John</text:p>
          </table:table-cell>
          <table:table-cell office:value-type="string">
            <text:p>Doe 93</text:p>
          </table:table-cell>
          <table:table-cell office:value-type="string">
            <text:p>john.doe93@foo.com</text:p>
          </table:table-cell>
        </table:table-row>
        <table:table-row table:style-name="ro1">
          <table:table-cell office:value-type="string">
            <text:p>John Doe 94</text:p>
          </table:table-cell>
          <table:table-cell office:value-type="string">
            <text:p>John</text:p>
          </table:table-cell>
          <table:table-cell office:value-type="string">
            <text:p>Doe 94</text:p>
          </table:table-cell>
          <table:table-cell office:value-type="string">
            <text:p>john.doe94@foo.com</text:p>
          </table:table-cell>
        </table:table-row>
        <table:table-row table:style-name="ro1">
          <table:table-cell office:value-type="string">
            <text:p>John Doe 95</text:p>
          </table:table-cell>
          <table:table-cell office:value-type="string">
            <text:p>John</text:p>
          </table:table-cell>
          <table:table-cell office:value-type="string">
            <text:p>Doe 95</text:p>
          </table:table-cell>
          <table:table-cell office:value-type="string">
            <text:p>john.doe95@foo.com</text:p>
          </table:table-cell>
        </table:table-row>
        <table:table-row table:style-name="ro1">
          <table:table-cell office:value-type="string">
            <text:p>John Doe 96</text:p>
          </table:table-cell>
          <table:table-cell office:value-type="string">
            <text:p>John</text:p>
          </table:table-cell>
          <table:table-cell office:value-type="string">
            <text:p>Doe 96</text:p>
          </table:table-cell>
          <table:table-cell office:value-type="string">
            <text:p>john.doe96@foo.com</text:p>
          </table:table-cell>
        </table:table-row>
        <table:table-row table:style-name="ro1">
          <table:table-cell office:value-type="string">
            <text:p>John Doe 97</text:p>
          </table:table-cell>
          <table:table-cell office:value-type="string">
            <text:p>John</text:p>
          </table:table-cell>
          <table:table-cell office:value-type="string">
            <text:p>Doe 97</text:p>
          </table:table-cell>
          <table:table-cell office:value-type="string">
            <text:p>john.doe97@foo.com</text:p>
          </table:table-cell>
        </table:table-row>
        <table:table-row table:style-name="ro1">
          <table:table-cell office:value-type="string">
            <text:p>John Doe 98</text:p>
          </table:table-cell>
          <table:table-cell office:value-type="string">
            <text:p>John</text:p>
          </table:table-cell>
          <table:table-cell office:value-type="string">
            <text:p>Doe 98</text:p>
          </table:table-cell>
          <table:table-cell office:value-type="string">
            <text:p>john.doe98@foo.com</text:p>
          </table:table-cell>
        </table:table-row>
        <table:table-row table:style-name="ro1">
          <table:table-cell office:value-type="string">
            <text:p>John Doe 99</text:p>
          </table:table-cell>
          <table:table-cell office:value-type="string">
            <text:p>John</text:p>
          </table:table-cell>
          <table:table-cell office:value-type="string">
            <text:p>Doe 99</text:p>
          </table:table-cell>
          <table:table-cell office:value-type="string">
            <text:p>john.doe99@foo.com</text:p>
          </table:table-cell>
        </table:table-row>
        <table:table-row table:style-name="ro1">
          <table:table-cell office:value-type="string">
            <text:p>John Doe 100</text:p>
          </table:table-cell>
          <table:table-cell office:value-type="string">
            <text:p>John</text:p>
          </table:table-cell>
          <table:table-cell office:value-type="string">
            <text:p>Doe 100</text:p>
          </table:table-cell>
          <table:table-cell office:value-type="string">
            <text:p>john.doe100@foo.co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fr" style:country-asian="FR" style:font-name-complex="DejaVu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4">04/02/2008</text:date>, <text:time>23:2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7-04-03T13:38:37</meta:creation-date>
    <dc:date>2008-02-04T23:26:57</dc:date>
    <dc:language>fr-FR</dc:language>
    <meta:editing-cycles>6</meta:editing-cycles>
    <meta:editing-duration>PT22M7S</meta:editing-duration>
    <meta:user-defined meta:name="Info 1"/>
    <meta:user-defined meta:name="Info 2"/>
    <meta:user-defined meta:name="Info 3"/>
    <meta:user-defined meta:name="Info 4"/>
    <meta:document-statistic meta:table-count="1" meta:cell-count="408"/>
  </office:meta>
</office:document-meta>
</file>